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BahamasLight" svg:font-family="BahamasLight" style:font-family-generic="swiss" style:font-pitch="variable"/>
    <style:font-face style:name="Microsoft YaHei" svg:font-family="'Microsoft YaHei'" style:font-family-generic="swiss" style:font-pitch="variable"/>
    <style:font-face style:name="Penguin" svg:font-family="Penguin, Arial" style:font-family-generic="swiss" style:font-pitch="variable"/>
    <style:font-face style:name="SwitzerlandLight" svg:font-family="SwitzerlandLight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tyle="italic" style:font-style-asian="italic"/>
    </style:style>
    <style:style style:name="P3" style:family="paragraph" style:parent-style-name="Standard">
      <style:paragraph-properties fo:margin-left="0cm" fo:margin-right="0cm" fo:margin-top="0cm" fo:margin-bottom="0.106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.423cm" fo:margin-bottom="0.212cm" style:contextual-spacing="false" fo:line-height="100%" fo:text-indent="0cm" style:auto-text-indent="false" fo:keep-with-next="always"/>
    </style:style>
    <style:style style:name="P5" style:family="paragraph" style:parent-style-name="Standard" style:list-style-name="WW8Num5">
      <style:paragraph-properties fo:margin-top="0cm" fo:margin-bottom="0.106cm" style:contextual-spacing="false"/>
    </style:style>
    <style:style style:name="P6" style:family="paragraph" style:parent-style-name="Standard" style:list-style-name="WW8Num2">
      <style:paragraph-properties fo:margin-top="0cm" fo:margin-bottom="0.106cm" style:contextual-spacing="false"/>
    </style:style>
    <style:style style:name="P7" style:family="paragraph" style:parent-style-name="Standard" style:list-style-name="WW8Num4">
      <style:paragraph-properties fo:margin-top="0cm" fo:margin-bottom="0.106cm" style:contextual-spacing="false"/>
    </style:style>
    <style:style style:name="P8" style:family="paragraph" style:parent-style-name="Standard" style:list-style-name="WW8Num3">
      <style:paragraph-properties fo:margin-top="0cm" fo:margin-bottom="0.106cm" style:contextual-spacing="false"/>
    </style:style>
    <style:style style:name="P9" style:family="paragraph" style:parent-style-name="Standard">
      <style:paragraph-properties fo:margin-left="0.501cm" fo:margin-right="0cm" fo:margin-top="0.423cm" fo:margin-bottom="0.212cm" style:contextual-spacing="false" fo:line-height="100%" fo:text-indent="0cm" style:auto-text-indent="false" fo:keep-with-next="always"/>
    </style:style>
    <style:style style:name="P10" style:family="paragraph" style:parent-style-name="Standard">
      <style:paragraph-properties fo:margin-left="0.501cm" fo:margin-right="0cm" fo:margin-top="0.423cm" fo:margin-bottom="0.212cm" style:contextual-spacing="false" fo:line-height="100%" fo:text-align="end" style:justify-single-word="false" fo:text-indent="0cm" style:auto-text-indent="false" fo:keep-with-next="always"/>
    </style:style>
    <style:style style:name="P11" style:family="paragraph" style:parent-style-name="Standard" style:master-page-name="">
      <style:paragraph-properties fo:margin-left="1.3cm" fo:margin-right="-2.9cm" fo:line-height="120%" fo:orphans="2" fo:widows="2" fo:hyphenation-ladder-count="no-limit" fo:text-indent="0cm" style:auto-text-indent="false" style:page-number="auto" style:writing-mode="lr-tb"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Foot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er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7.62cm" style:type="center"/>
          <style:tab-stop style:position="14.446cm" style:type="right"/>
        </style:tab-stops>
      </style:paragraph-properties>
    </style:style>
    <style:style style:name="P15" style:family="paragraph" style:parent-style-name="Body_20_Text_20_Indent_20_2">
      <style:paragraph-properties fo:text-align="start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-asian="AvantGarde"/>
    </style:style>
    <style:style style:name="T3" style:family="text">
      <style:text-properties fo:font-weight="bold" style:font-weight-asian="bold" style:font-weight-complex="bold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fo:padding="0.002cm" fo:border="none" draw:ole-draw-aspect="1" draw:visible-area-width="14.049cm" draw:visible-area-height="2.884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ssignment"/>
      </text:sequence-decls>
      <text:list xml:id="list2379671859520087086" text:style-name="WW8Num1">
        <text:list-item>
          <text:h text:style-name="P13" text:outline-level="1">Introduction</text:h>
        </text:list-item>
      </text:list>
      <text:p text:style-name="P15">These assignments let you apply and practice with design patterns. We have chosen for a well-known application domain, namely personal computers. Please try to understand thoroughly what you are doing. Do not hesitate to ask any questions! <text:s/>Usually the assignments will present a model with a certain modelling/design problem, and you will be asked to apply a design pattern to this model to solve the problem.</text:p>
      <text:p text:style-name="P2"/>
      <text:list xml:id="list202010500768455" text:continue-numbering="true" text:style-name="WW8Num1">
        <text:list-item>
          <text:list>
            <text:list-item>
              <text:h text:style-name="Heading_20_2" text:outline-level="2">Question <text:bookmark-start text:name="abridge"/><text:sequence text:ref-name="refassignment0" text:name="assignment" text:formula="ooow:assignment+1" style:num-format="1">1</text:sequence><text:bookmark-end text:name="abridge"/></text:h>
            </text:list-item>
          </text:list>
        </text:list-item>
      </text:list>
      <text:p text:style-name="Standard">Assume that we would like to model a personal computer (PC). A PC consists of a cabinet, which includes a chassis. A chassis on its turn is composed of a bus, a floppy disk drive, a memory unit, a CPU, and a power supply. A bus incorporates a network card. We would like to treat all the equipment components in a uniform way. The basic operations needed are <text:span text:style-name="T1">netPrice</text:span> and <text:span text:style-name="T1">powerConsumption</text:span>, which return the net price and the power consumption of each component respectively. In addition, each component may have its own specific semantics.</text:p>
      <text:p text:style-name="P1"/>
      <text:list xml:id="list3162277789117981788" text:style-name="WW8Num5">
        <text:list-item>
          <text:p text:style-name="P5">Which design pattern can we apply for this problem?</text:p>
        </text:list-item>
        <text:list-item>
          <text:p text:style-name="P5"><text:span text:style-name="T2"><text:s/></text:span>Write a pseudo-code(Algorithm) for the same</text:p>
        </text:list-item>
      </text:list>
      <text:list xml:id="list202008657421064" text:continue-list="list202010500768455" text:style-name="WW8Num1">
        <text:list-item>
          <text:list>
            <text:list-item>
              <text:h text:style-name="Heading_20_2" text:outline-level="2">Question <text:sequence text:ref-name="refassignment1" text:name="assignment" text:formula="ooow:assignment+1" style:num-format="1">2</text:sequence></text:h>
            </text:list-item>
          </text:list>
        </text:list-item>
      </text:list>
      <text:p text:style-name="P1">Clearly, we can have different configurations of PCs, for example a tower PC and a desktop PC. Furthermore, each type of PC may require specific components. We may have, for instance, specific cabinets and chassis for tower PCs and desktop PCs. Consequently, we assume that <text:span text:style-name="T3">we will have a family of different products.</text:span> This is illustrated in the next class hierarchies for cabinet and chassis. </text:p>
      <text:p text:style-name="P1"><draw:frame draw:style-name="fr2" draw:name="Object1" text:anchor-type="as-char" svg:width="14.049cm" svg:height="2.884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>There are actually two concerns here. First, we would <text:span text:style-name="T3">like to ensure that a computer configuration always consists of parts that fit together.</text:span> Second, we <text:span text:style-name="T3">would not like to be bothered with details of the creation of computers.</text:span></text:p>
      <text:p text:style-name="P1"/>
      <text:list xml:id="list5430523555543802028" text:style-name="WW8Num2">
        <text:list-item>
          <text:p text:style-name="P6">Which design pattern is applicable for this problem?</text:p>
        </text:list-item>
        <text:list-item>
          <text:p text:style-name="P6">Write a pseudo-code for the same</text:p>
        </text:list-item>
      </text:list>
      <text:list xml:id="list202009207215002" text:continue-list="list202008657421064" text:style-name="WW8Num1">
        <text:list-item>
          <text:list>
            <text:list-item>
              <text:h text:style-name="Heading_20_2" text:outline-level="2"><text:soft-page-break/>Question <text:sequence text:ref-name="refassignment2" text:name="assignment" text:formula="ooow:assignment+1" style:num-format="1">3</text:sequence></text:h>
            </text:list-item>
          </text:list>
        </text:list-item>
      </text:list>
      <text:p text:style-name="Standard">In the future it is expected that class <text:span text:style-name="T1">ComputerEquipment</text:span> will be extended with additional operations. The present structure of a computer equipment is assumed not to change. It is also not desired to ‘pollute’ all the existing component classes with new operations. </text:p>
      <text:p text:style-name="Standard"/>
      <text:list xml:id="list5190496731212545283" text:style-name="WW8Num4">
        <text:list-item>
          <text:p text:style-name="P7">Which design pattern would be suitable for this problem?</text:p>
        </text:list-item>
      </text:list>
      <text:list xml:id="list202010149053413" text:continue-list="list202009207215002" text:style-name="WW8Num1">
        <text:list-item>
          <text:list>
            <text:list-item>
              <text:h text:style-name="Heading_20_2" text:outline-level="2"><text:line-break/>Question <text:sequence text:ref-name="refassignment3" text:name="assignment" text:formula="ooow:assignment+1" style:num-format="1">4</text:sequence></text:h>
            </text:list-item>
          </text:list>
        </text:list-item>
      </text:list>
      <text:p text:style-name="P1">A journal on PCs would like to investigate some properties of different PCs, e.g. the price, performance, etc. The results need to be sorted in a list. There are several sorting algorithms for sorting all the PCs depending on specific characteristics. <text:s/>These sorting algorithms behave differently with respect to the time and space performance. Therefore, it is required to select and switch to a different sorting algorithm at run-time.</text:p>
      <text:p text:style-name="P11"/>
      <text:list xml:id="list1101001112522821011" text:style-name="WW8Num3">
        <text:list-item>
          <text:p text:style-name="P8">Which design pattern can be applied to fulfil these requirements?</text:p>
        </text:list-item>
        <text:list-item>
          <text:p text:style-name="P8">Give a short pseudo-formal implementation which shows the switching between different sorting algorithms. Assume that you have already a list in which the performance values for each PC are given. </text:p>
        </text:list-item>
      </text:list>
      <text:p text:style-name="P3"/>
      <text:p text:style-name="P3"/>
      <text:p text:style-name="P10"><text:line-break/>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BahamasLight" svg:font-family="BahamasLight" style:font-family-generic="swiss" style:font-pitch="variable"/>
    <style:font-face style:name="Microsoft YaHei" svg:font-family="'Microsoft YaHei'" style:font-family-generic="swiss" style:font-pitch="variable"/>
    <style:font-face style:name="Penguin" svg:font-family="Penguin, Arial" style:font-family-generic="swiss" style:font-pitch="variable"/>
    <style:font-face style:name="SwitzerlandLight" svg:font-family="SwitzerlandLight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20%" fo:orphans="2" fo:widows="2" fo:hyphenation-ladder-count="no-limit" fo:text-indent="0cm" style:auto-text-indent="false" style:writing-mode="lr-tb"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</style:tab-stops>
      </style:paragraph-properties>
      <style:text-properties style:use-window-font-color="true" style:font-name="AvantGarde" fo:font-family="AvantGarde, 'Century Gothic'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vantGarde" style:font-family-complex="AvantGarde, 'Century Gothic'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1.251cm" fo:margin-right="0cm" fo:margin-top="0.212cm" fo:margin-bottom="0cm" style:contextual-spacing="false" fo:line-height="100%" fo:text-indent="0cm" style:auto-text-indent="false" fo:keep-with-next="always"/>
      <style:text-properties style:font-name="Penguin" fo:font-family="Penguin, Arial" style:font-family-generic="swiss" style:font-pitch="variable" fo:font-size="12pt" fo:font-weight="bold" style:font-size-asian="12pt" style:font-weight-asian="bold" style:font-name-complex="Penguin" style:font-family-complex="Penguin, 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9pt" fo:font-style="italic" style:font-size-asian="9pt" style:font-style-asian="italic"/>
    </style:style>
    <style:style style:name="Heading2" style:family="paragraph" style:parent-style-name="Standard">
      <style:paragraph-properties fo:margin-left="1.27cm" fo:margin-right="1.321cm" fo:text-align="justify" style:justify-single-word="false" fo:text-indent="0cm" style:auto-text-indent="false"/>
      <style:text-properties style:font-name="BahamasLight" fo:font-family="BahamasLight" style:font-family-generic="swiss" style:font-pitch="variable" fo:font-weight="bold" style:font-weight-asian="bold" style:font-name-complex="BahamasLight" style:font-family-complex="BahamasLight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losing_20_2" style:display-name="Closing 2" style:family="paragraph" style:parent-style-name="Standard">
      <style:paragraph-properties fo:margin-left="1.27cm" fo:margin-right="0.203cm" fo:margin-top="0cm" fo:margin-bottom="0.212cm" style:contextual-spacing="false" fo:text-align="end" style:justify-single-word="false" fo:text-indent="0cm" style:auto-text-indent="false"/>
      <style:text-properties style:font-name="Penguin" fo:font-family="Penguin, Arial" style:font-family-generic="swiss" style:font-pitch="variable" fo:font-size="12pt" fo:font-weight="bold" style:font-size-asian="12pt" style:font-weight-asian="bold" style:font-name-complex="Penguin" style:font-family-complex="Penguin, Arial" style:font-family-generic-complex="swiss" style:font-pitch-complex="variable"/>
    </style:style>
    <style:style style:name="Text" style:family="paragraph" style:parent-style-name="Standard" style:class="extra">
      <style:paragraph-properties fo:margin-left="1.27cm" fo:margin-right="0cm" fo:text-indent="0cm" style:auto-text-indent="false"/>
    </style:style>
    <style:style style:name="a_20_line" style:display-name="a line" style:family="paragraph" style:parent-style-name="Standard">
      <style:paragraph-properties fo:margin-left="6.35cm" fo:margin-right="5.766cm" fo:margin-top="0cm" fo:margin-bottom="0.212cm" style:contextual-spacing="false" fo:line-height="50%" fo:text-align="center" style:justify-single-word="false" fo:text-indent="0cm" style:auto-text-indent="false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Footnote" style:family="paragraph" style:parent-style-name="Standard" style:class="extra"/>
    <style:style style:name="Code" style:family="paragraph" style:parent-style-name="Standard">
      <style:paragraph-properties fo:margin-left="2.251cm" fo:margin-right="0cm" fo:text-indent="0cm" style:auto-text-indent="false"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4.251cm"/>
          <style:tab-stop style:position="4.752cm"/>
        </style:tab-stops>
      </style:paragraph-properties>
      <style:text-properties style:font-name="SwitzerlandLight" fo:font-family="SwitzerlandLight" style:font-family-generic="swiss" style:font-pitch="variable" style:font-name-complex="SwitzerlandLight" style:font-family-complex="SwitzerlandLight" style:font-family-generic-complex="swiss" style:font-pitch-complex="variable"/>
    </style:style>
    <style:style style:name="BulletedList_20_2" style:display-name="BulletedList 2" style:family="paragraph" style:parent-style-name="Standard" style:list-style-name="WW8Num6">
      <style:paragraph-properties fo:margin-left="2.618cm" fo:margin-right="0cm" fo:text-indent="-0.501cm" style:auto-text-indent="false"/>
    </style:style>
    <style:style style:name="BulletedList" style:family="paragraph" style:parent-style-name="BulletedList_20_2"/>
    <style:style style:name="BulletedList_20_1" style:display-name="BulletedList 1" style:family="paragraph" style:parent-style-name="Standard" style:list-style-name="WW8Num7">
      <style:paragraph-properties fo:margin-left="1.771cm" fo:margin-right="0cm" fo:text-indent="-0.501cm" style:auto-text-indent="false"/>
    </style:style>
    <style:style style:name="b" style:family="paragraph" style:parent-style-name="Standard"/>
    <style:style style:name="Body_20_Text_20_Indent_20_2" style:display-name="Body Text Indent 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9cm" fo:margin-right="0cm" fo:margin-top="0cm" fo:margin-bottom="0.106cm" style:contextual-spacing="false" fo:text-indent="0cm" style:auto-text-indent="false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St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501cm" fo:margin-left="0.501cm"/>
        </style:list-level-properties>
      </text:list-level-style-number>
      <text:list-level-style-number text:level="2" text:style-name="WW8Num6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">
        <style:list-level-properties text:list-level-position-and-space-mode="label-alignment">
          <style:list-level-label-alignment text:label-followed-by="nothing" fo:text-indent="-0.501cm" fo:margin-left="0.501cm"/>
        </style:list-level-properties>
      </text:list-level-style-number>
      <text:list-level-style-number text:level="2" text:style-name="WW8Num7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7.62cm" style:type="center"/>
          <style:tab-stop style:position="14.446cm" style:type="right"/>
        </style:tab-stops>
      </style:paragraph-properties>
    </style:style>
    <style:style style:name="MP2" style:family="paragraph" style:parent-style-name="Foot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draw:frame draw:style-name="Mfr1" draw:name="Frame1" text:anchor-type="char" svg:x="16.533cm" svg:y="0.219cm" svg:width="1.462cm" svg:height="0.4cm" draw:z-index="2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 Design Patterns - Practical Assignments (4 / Java)</dc:title>
    <meta:initial-creator>Mehmet Aksit, Bedir Tekinerdogan, Marc Evers</meta:initial-creator>
    <meta:creation-date>2016-06-16T18:22:00</meta:creation-date>
    <dc:date>2017-11-08T20:20:08.525960549</dc:date>
    <meta:print-date>2001-09-27T11:06:00</meta:print-date>
    <meta:editing-cycles>3</meta:editing-cycles>
    <meta:editing-duration>PT1M</meta:editing-duration>
    <meta:document-statistic meta:table-count="0" meta:image-count="0" meta:object-count="1" meta:page-count="2" meta:paragraph-count="22" meta:word-count="469" meta:character-count="2840" meta:non-whitespace-character-count="2388"/>
    <meta:generator>LibreOffice/4.2.8.2$Linux_X86_64 LibreOffice_project/420m0$Build-2</meta:generator>
  </office:meta>
</office:document-meta>
</file>